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ccff6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506cm"/>
    </style:style>
    <style:style style:name="pr2" style:family="presentation" style:parent-style-name="lyt-cool-subtitle">
      <style:graphic-properties draw:fill-color="#ffffff" draw:auto-grow-height="true" fo:min-height="12.4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fo:min-height="3.506cm"/>
    </style:style>
    <style:style style:name="pr5" style:family="presentation" style:parent-style-name="lyt-cool-outline1">
      <style:graphic-properties fo:min-height="14.6cm"/>
    </style:style>
    <style:style style:name="pr6" style:family="presentation" style:parent-style-name="lyt-cool-notes">
      <style:graphic-properties draw:fill-color="#ffffff" fo:min-height="11.409cm"/>
    </style:style>
    <style:style style:name="pr7" style:family="presentation" style:parent-style-name="lyt-cool-outline1">
      <style:graphic-properties fo:min-height="13.229cm"/>
    </style:style>
    <style:style style:name="P1" style:family="paragraph">
      <style:paragraph-properties fo:text-align="start"/>
      <style:text-properties fo:font-family="Arial" style:font-style-name="Cursiva" style:font-family-generic="swiss" style:font-pitch="variable" fo:font-size="22pt" style:font-size-asian="22pt" style:font-size-complex="22pt"/>
    </style:style>
    <style:style style:name="P2" style:family="paragraph">
      <style:paragraph-properties fo:text-align="start"/>
      <style:text-properties fo:font-family="Arial" style:font-style-name="Cursiva" style:font-family-generic="swiss" style:font-pitch="variable" fo:font-size="22pt" fo:font-weight="bold" style:font-size-asian="22pt" style:font-weight-asian="bold" style:font-size-complex="22pt" style:font-weight-complex="bold"/>
    </style:style>
    <style:style style:name="T1" style:family="text">
      <style:text-properties fo:font-family="Arial" style:font-style-name="Cursiva" style:font-family-generic="swiss" style:font-pitch="variable" fo:font-size="22pt" fo:font-weight="bold" style:font-size-asian="22pt" style:font-weight-asian="bold" style:font-size-complex="22pt" style:font-weight-complex="bold"/>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911cm" svg:height="3.506cm" svg:x="2.058cm" svg:y="1.543cm" presentation:class="title">
          <draw:text-box>
            <text:p>Equipo de Desarrollo<text:line-break/>Valores – Principios -Técnicas</text:p>
          </draw:text-box>
        </draw:frame>
        <draw:frame presentation:style-name="pr2" draw:text-style-name="P2" draw:layer="layout" svg:width="20.6cm" svg:height="12.4cm" svg:x="3.6cm" svg:y="6.4cm" presentation:class="subtitle" presentation:user-transformed="true">
          <draw:text-box>
            <text:p text:style-name="P1"><text:span text:style-name="T1">El desarrollo se debe realizar en un marco definido, donde cada uno de sus integrantes tenga en claro sus funciones y responsabilidades.</text:span></text:p>
            <text:p text:style-name="P1"><text:span text:style-name="T1">El compartir ciertos criterios que se aplicaran en el trabajo diario tendientes a lograr el objetivo común es imprenscindible, por ello la necesidad de que el equipo compartamos (en forma activa) ciertos críterios que nos darán el marco para un buen desempeño individual, interpersonal y del equipo en su conjunto.</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text:line-break/>Pilares Scrum</text:p>
          </draw:text-box>
        </draw:frame>
        <draw:frame presentation:style-name="pr5" draw:layer="layout" svg:width="24.342cm" svg:height="14.6cm" svg:x="2.058cm" svg:y="5.4cm" presentation:class="outline" presentation:user-transformed="true">
          <draw:text-box>
            <text:list text:style-name="L3">
              <text:list-header>
                <text:p><text:span text:style-name="T2">Auto-organización. Las personas ofrecen mucho más valor cuando se organizan por cuenta propia, dado que tienen la motivación y las herramientas para aceptar responsabilidades</text:span></text:p>
                <text:p><text:span text:style-name="T2">EL proceso empírico se basa en tres pilares Scrum:</text:span></text:p>
              </text:list-header>
              <text:list-item>
                <text:p><text:span text:style-name="T2">TRANSPARENCIA: </text:span></text:p>
              </text:list-item>
              <text:list-item>
                <text:p><text:span text:style-name="T2">INSPECCIÓN: <text:s/></text:span></text:p>
              </text:list-item>
              <text:list-item>
                <text:p><text:span text:style-name="T2">ADAPTACIÓN:. </text:span></text:p>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 <text:line-break/>Valores</text:p>
          </draw:text-box>
        </draw:frame>
        <draw:frame presentation:style-name="pr7" draw:layer="layout" svg:width="23.911cm" svg:height="13.229cm" svg:x="2.058cm" svg:y="5.838cm" presentation:class="outline">
          <draw:text-box>
            <text:list text:style-name="L3">
              <text:list-item>
                <text:p>COMPROMISO: compromiso significa que cada miembro del equipo Scrum (es decir, todos, incluido Scrum Master y Product Owner) hará el máximo esfuerzo posible y será completamente transparente sobre el progreso del Sprint. <text:s/>Significa dedicación y se refiere a las acciones y el esfuerzo, no al resultado final.</text:p>
              </text:list-item>
              <text:list-item>
                <text:p>FOCO: todos los miembros del equipo deben enfocarse en el trabajo planificado en cada Sprint que <text:s/>permite cumplir los Sprint Goals (evitar las dispersión, superposición de tareas y tareas que puedan utilizarce a futuro)</text:p>
                <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 <text:line-break/>Valores</text:p>
          </draw:text-box>
        </draw:frame>
        <draw:frame presentation:style-name="pr7" draw:layer="layout" svg:width="23.911cm" svg:height="13.229cm" svg:x="2.058cm" svg:y="5.838cm" presentation:class="outline">
          <draw:text-box>
            <text:list text:style-name="L3">
              <text:list-item>
                <text:p>Franqueza-Transparencia: El equipo debe ser transparente con el trabajo que realiza, con el progreso del mismo, y con el conocimiento que adquiere. Es fundamental la comunicación y el compartir la información para que todo tengan el mismo nivel de conocimiento.</text:p>
              </text:list-item>
              <text:list-item>
                <text:p>RESPETO: Se ejecita compartiendo información, fomentando un espíritu colaborador, aprendiendo y tomando decisiones juntos, respetando el conocimiento, las habilidades y la experiencia profesional no solo del resto de miembros del equipo, sino también de aquellas personas con las que se relacionan, sean de su propia organización o de otra.</text:p>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 <text:line-break/>Valores</text:p>
          </draw:text-box>
        </draw:frame>
        <draw:frame presentation:style-name="pr7" draw:layer="layout" svg:width="23.911cm" svg:height="13.229cm" svg:x="2.058cm" svg:y="5.838cm" presentation:class="outline">
          <draw:text-box>
            <text:list text:style-name="L3">
              <text:list-item>
                <text:p>CORAJE: tener coraje para hacer lo correcto, para resolver los impedimentos que puedan surgir en el camino, anticipando los riesgos, sacando a la luz los problemas y pensando en una solución, para reconocer los errores cometidos, ser transparentes y aprender de los mismos.</text:p>
                <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text:line-break/>Principios del Manifiesto Ágil</text:p>
          </draw:text-box>
        </draw:frame>
        <draw:frame presentation:style-name="pr7" draw:layer="layout" svg:width="23.911cm" svg:height="13.229cm" svg:x="2.058cm" svg:y="5.838cm" presentation:class="outline">
          <draw:text-box>
            <text:list text:style-name="L3">
              <text:list-item>
                <text:p>Nuestra principal prioridad es satisfacer al cliente a través de la entrega temprana y continua de software de valor.</text:p>
              </text:list-item>
              <text:list-item>
                <text:p>Son bienvenidos los requisitos cambiantes, incluso si llegan tarde al desarrollo. Los procesos ágiles se doblegan al cambio como ventaja competitiva para el cliente</text:p>
              </text:list-item>
              <text:list-item>
                <text:p>Entregar con frecuencia software que funcione, en periodos de un par de semanas hasta un par de meses, con preferencia en los periodos breves.</text:p>
              </text:list-item>
              <text:list-item>
                <text:p>Las personas del negocio y los desarrolladores deben trabajar juntos de forma cotidiana a través del proyecto.</text:p>
                <text:p/>
              </text:list-item>
            </text:list>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text:line-break/>Principios del Manifiesto Ágil</text:p>
          </draw:text-box>
        </draw:frame>
        <draw:frame presentation:style-name="pr7" draw:layer="layout" svg:width="23.911cm" svg:height="13.329cm" svg:x="2.058cm" svg:y="5.838cm" presentation:class="outline" presentation:user-transformed="true">
          <draw:text-box>
            <text:list text:style-name="L3">
              <text:list-item>
                <text:p>Construcción de proyectos en torno a individuos motivados, dándoles la oportunidad y el respaldo que necesitan y procurándoles confianza para que realicen la tarea.</text:p>
              </text:list-item>
              <text:list-item>
                <text:p>La forma más eficiente y efectiva de comunicar información de ida y vuelta dentro de un equipo de desarrollo es mediante la conversación cara a cara.</text:p>
              </text:list-item>
              <text:list-item>
                <text:p>El software que funciona es la principal medida del progreso.</text:p>
              </text:list-item>
              <text:list-item>
                <text:p>Los procesos ágiles promueven el desarrollo sostenido. Los patrocinadores, desarrolladores y usuarios deben mantener un ritmo constante de forma indefinida.</text:p>
                <text:p/>
              </text:list-item>
            </text:list>
          </draw:text-box>
        </draw:frame>
        <presentation:notes draw:style-name="dp2">
          <office:forms form:automatic-focus="false" form:apply-design-mode="false"/>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Equipo de Desarrollo<text:line-break/>Principios del Manifiesto Ágil</text:p>
          </draw:text-box>
        </draw:frame>
        <draw:frame presentation:style-name="pr7" draw:layer="layout" svg:width="23.911cm" svg:height="13.229cm" svg:x="2.058cm" svg:y="5.838cm" presentation:class="outline">
          <draw:text-box>
            <text:list text:style-name="L3">
              <text:list-item>
                <text:p>La atención continua a la excelencia técnica enaltece la agilidad.</text:p>
              </text:list-item>
              <text:list-item>
                <text:p>La simplicidad como arte de maximizar la cantidad de trabajo que se hace, es esencial.</text:p>
              </text:list-item>
              <text:list-item>
                <text:p>Las mejores arquitecturas, requisitos y diseños emergen de equipos que se autoorganizan.</text:p>
              </text:list-item>
              <text:list-item>
                <text:p>En intervalos regulares, el equipo reflexiona sobre la forma de ser más efectivo y ajusta su conducta en consecuencia.</text:p>
                <text:p/>
              </text:list-item>
            </text:list>
          </draw:text-box>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ccff66" draw:fill-image-width="1cm" draw:fill-image-height="1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ccff6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cff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1">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o Filardi</meta:initial-creator>
    <meta:creation-date>2023-01-25T12:58:45.59</meta:creation-date>
    <meta:editing-duration>PT2H47M21S</meta:editing-duration>
    <meta:editing-cycles>8</meta:editing-cycles>
    <dc:date>2023-01-27T12:54:22.29</dc:date>
    <dc:creator>Roberto Filardi</dc:creator>
    <meta:generator>OpenOffice/4.1.13$Win32 OpenOffice.org_project/4113m1$Build-9810</meta:generator>
    <meta:document-statistic meta:object-count="61"/>
  </office:meta>
</office:document-meta>
</file>